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ackground-color="#ffff00">
        <style:background-image/>
      </style:paragraph-properties>
      <style:text-properties fo:color="#ff3333" officeooo:rsid="001db626" officeooo:paragraph-rsid="001db626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10f7" officeooo:paragraph-rsid="001db626" fo:background-color="transparent" style:font-size-asian="10pt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8e753" officeooo:paragraph-rsid="001db626" fo:background-color="transparent" style:font-size-asian="10pt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2f36b0" officeooo:paragraph-rsid="001db626" fo:background-color="transparen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1db626" fo:background-color="transparen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8e27" officeooo:paragraph-rsid="001db626" fo:background-color="transparen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1db626" fo:background-color="#ffff00" style:font-size-asian="10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3c1b9" officeooo:paragraph-rsid="001db626" fo:background-color="transparen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ccfec" officeooo:paragraph-rsid="001db626" fo:background-color="transparen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Verdana" fo:font-size="12pt" fo:letter-spacing="normal" fo:font-style="normal" fo:font-weight="normal" officeooo:rsid="02fccfec" officeooo:paragraph-rsid="001db626" fo:background-color="transparen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officeooo:paragraph-rsid="001db626" style:font-size-asian="10pt" style:font-style-asian="normal" style:font-weight-asian="normal" style:text-emphasize="non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6b0" officeooo:paragraph-rsid="001db626" style:font-size-asian="10pt" style:font-style-asian="normal" style:font-weight-asian="normal" style:text-emphasize="none"/>
    </style:style>
    <style:style style:name="P13" style:family="paragraph" style:parent-style-name="Standard">
      <style:paragraph-properties fo:background-color="#00ccff">
        <style:background-image/>
      </style:paragraph-properties>
      <style:text-properties officeooo:rsid="001db626" officeooo:paragraph-rsid="001db626"/>
    </style:style>
    <style:style style:name="T1" style:family="text">
      <style:text-properties officeooo:rsid="001db626"/>
    </style:style>
    <style:style style:name="T2" style:family="text">
      <style:text-properties fo:color="#000000" style:font-name="Monospace" fo:font-size="10pt" officeooo:rsid="02f8e753"/>
    </style:style>
    <style:style style:name="T3" style:family="text">
      <style:text-properties fo:color="#000000" style:font-name="Monospace" fo:font-size="10pt" officeooo:rsid="002f36b0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2f36b0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officeooo:rsid="02fe2bc5" style:font-size-asian="10pt"/>
    </style:style>
    <style:style style:name="T8" style:family="text">
      <style:text-properties officeooo:rsid="002f3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杂项</text:p>
      <text:p text:style-name="P13">1.修改系统默认通知提示音，手机铃声默认提示音，闹钟等</text:p>
      <text:p text:style-name="P11">/alps/out/target/product/bd6735m_35g_a_m0/system/media/audio</text:p>
      <text:p text:style-name="P11">这个路径下有alarms，notifications，ringtones，ui</text:p>
      <text:p text:style-name="P12">Android手机的目录在：</text:p>
      <text:p text:style-name="P12">system/media/audio</text:p>
      <text:p text:style-name="P3">有alarms(闹铃提醒),notifications(短信或提示音),ringtones(来电铃声),ui(一些界面音效，比如键盘敲击声)。</text:p>
      <text:p text:style-name="P8"><text:span text:style-name="T2">如果要新增的话</text:span><text:span text:style-name="T3">：</text:span></text:p>
      <text:p text:style-name="P4">可以将音频文件放入相应文件夹。</text:p>
      <text:p text:style-name="P4">如果要修改的话：</text:p>
      <text:p text:style-name="P4">修改音频文件名进行覆盖。</text:p>
      <text:p text:style-name="P4">如果要修改默认选中的话：</text:p>
      <text:p text:style-name="P4">相关代码在</text:p>
      <text:p text:style-name="P7">MediaScanner.java </text:p>
      <text:p text:style-name="P9"><text:span text:style-name="T4">路径：/frameworks/base/media/java/android/media </text:span><text:span text:style-name="T5">文件。</text:span></text:p>
      <text:p text:style-name="P10"><text:span text:style-name="T6">妈的，获取宏控名还是分开的</text:span><text:span text:style-name="T7">，难怪直接查找不到。</text:span></text:p>
      <text:p text:style-name="P5">private static final String DEFAULT_RINGTONE_PROPERTY_PREFIX = "ro.config."; </text:p>
      <text:p text:style-name="P5">mDefaultRingtoneFilename = SystemProperties.get(DEFAULT_RINGTONE_PROPERTY_PREFIX </text:p>
      <text:p text:style-name="P5">+ Settings.System.RINGTONE);</text:p>
      <text:p text:style-name="P5">发现是根据宏控来设置默认音乐的<text:span text:style-name="T8">。</text:span></text:p>
      <text:p text:style-name="P5">这就好改了<text:span text:style-name="T8">，找到相关的mk文件，修改宏控即可。</text:span></text:p>
      <text:p text:style-name="P5">如果想快速验证<text:span text:style-name="T1">，修改alps/out/target/product/bd6735m_35g_a_m0/system/build.prop</text:span></text:p>
      <text:p text:style-name="P5">然后<text:span text:style-name="T8">push到手机中即可生效。</text:span></text:p>
      <text:p text:style-name="P6">例如：</text:p>
      <text:p text:style-name="P2">ro.config.notification_sound=piano.ogg </text:p>
      <text:p text:style-name="P2">ro.config.alarm_alert=Dawn_chorus.ogg </text:p>
      <text:p text:style-name="P2">ro.config.ringtone=ocean.og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10:04.772494862</meta:creation-date>
    <dc:date>2017-06-09T14:11:54.717385724</dc:date>
    <meta:editing-duration>PT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256" meta:character-count="796" meta:non-whitespace-character-count="781"/>
  </office:meta>
</office:document-meta>
</file>